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icrosoft yahei" svg:font-family="'Microsoft yahei', Tahoma, Verdan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8.946cm" table:align="left"/>
    </style:style>
    <style:style style:name="表格1.A" style:family="table-column">
      <style:table-column-properties style:column-width="6.881cm"/>
    </style:style>
    <style:style style:name="表格1.B" style:family="table-column">
      <style:table-column-properties style:column-width="2.066cm"/>
    </style:style>
    <style:style style:name="表格1.A1" style:family="table-cell">
      <style:table-cell-properties style:vertical-align="middle" fo:background-color="#1dabb8" fo:padding="0cm" fo:border="none">
        <style:background-image/>
      </style:table-cell-properties>
    </style:style>
    <style:style style:name="表格1.A2" style:family="table-cell">
      <style:table-cell-properties style:vertical-align="middle" fo:background-color="#fcfcfc" fo:padding="0cm" fo:border="none">
        <style:background-image/>
      </style:table-cell-properties>
    </style:style>
    <style:style style:name="表格1.A3" style:family="table-cell">
      <style:table-cell-properties style:vertical-align="middle" fo:background-color="#f2f2f2" fo:padding="0cm" fo:border="none">
        <style:background-image/>
      </style:table-cell-properties>
    </style:style>
    <style:style style:name="表格2" style:family="table">
      <style:table-properties style:width="7.124cm" table:align="left"/>
    </style:style>
    <style:style style:name="表格2.A" style:family="table-column">
      <style:table-column-properties style:column-width="4.288cm"/>
    </style:style>
    <style:style style:name="表格2.B" style:family="table-column">
      <style:table-column-properties style:column-width="1.088cm"/>
    </style:style>
    <style:style style:name="表格2.C" style:family="table-column">
      <style:table-column-properties style:column-width="1.748cm"/>
    </style:style>
    <style:style style:name="表格2.A1" style:family="table-cell">
      <style:table-cell-properties style:vertical-align="middle" fo:background-color="#1dabb8" fo:padding="0cm" fo:border="none">
        <style:background-image/>
      </style:table-cell-properties>
    </style:style>
    <style:style style:name="表格2.A2" style:family="table-cell">
      <style:table-cell-properties style:vertical-align="middle" fo:background-color="#fcfcfc" fo:padding="0cm" fo:border="none">
        <style:background-image/>
      </style:table-cell-properties>
    </style:style>
    <style:style style:name="表格2.A3" style:family="table-cell">
      <style:table-cell-properties style:vertical-align="middle" fo:background-color="#f2f2f2" fo:padding="0cm" fo:border="none">
        <style:background-image/>
      </style:table-cell-properties>
    </style:style>
    <style:style style:name="表格3" style:family="table">
      <style:table-properties style:width="17cm" table:align="left"/>
    </style:style>
    <style:style style:name="表格3.A" style:family="table-column">
      <style:table-column-properties style:column-width="1.261cm"/>
    </style:style>
    <style:style style:name="表格3.B" style:family="table-column">
      <style:table-column-properties style:column-width="2.962cm"/>
    </style:style>
    <style:style style:name="表格3.C" style:family="table-column">
      <style:table-column-properties style:column-width="2.092cm"/>
    </style:style>
    <style:style style:name="表格3.E" style:family="table-column">
      <style:table-column-properties style:column-width="1.235cm"/>
    </style:style>
    <style:style style:name="表格3.F" style:family="table-column">
      <style:table-column-properties style:column-width="2.129cm"/>
    </style:style>
    <style:style style:name="表格3.G" style:family="table-column">
      <style:table-column-properties style:column-width="1.439cm"/>
    </style:style>
    <style:style style:name="表格3.J" style:family="table-column">
      <style:table-column-properties style:column-width="1.321cm"/>
    </style:style>
    <style:style style:name="表格3.A1" style:family="table-cell">
      <style:table-cell-properties style:vertical-align="middle" fo:background-color="#1dabb8" fo:padding="0cm" fo:border="none">
        <style:background-image/>
      </style:table-cell-properties>
    </style:style>
    <style:style style:name="表格3.A2" style:family="table-cell">
      <style:table-cell-properties style:vertical-align="middle" fo:background-color="#fcfcfc" fo:padding="0cm" fo:border="none">
        <style:background-image/>
      </style:table-cell-properties>
    </style:style>
    <style:style style:name="表格3.A3" style:family="table-cell">
      <style:table-cell-properties style:vertical-align="middle" fo:background-color="#f2f2f2" fo:padding="0cm" fo:border="none">
        <style:background-image/>
      </style:table-cell-properties>
    </style:style>
    <style:style style:name="P1" style:family="paragraph" style:parent-style-name="Text_20_body">
      <style:text-properties officeooo:paragraph-rsid="0008a338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3" style:family="paragraph" style:parent-style-name="Quotations">
      <style:paragraph-properties fo:margin-left="2cm" fo:margin-right="2cm" fo:text-indent="0cm" style:auto-text-indent="false"/>
    </style:style>
    <style:style style:name="P4" style:family="paragraph" style:parent-style-name="Quotations">
      <style:paragraph-properties fo:margin-left="3cm" fo:margin-right="3cm" fo:text-indent="0cm" style:auto-text-indent="false"/>
    </style:style>
    <style:style style:name="P5" style:family="paragraph" style:parent-style-name="Heading_20_1">
      <style:paragraph-properties fo:margin-left="0cm" fo:margin-right="0cm" fo:margin-top="0cm" fo:margin-bottom="0.397cm" style:contextual-spacing="false" fo:line-height="110%" fo:text-align="center" style:justify-single-word="false" fo:text-indent="0cm" style:auto-text-indent="false" fo:padding="0cm" fo:border="none"/>
      <style:text-properties fo:font-variant="normal" fo:text-transform="none" fo:color="#343434" fo:letter-spacing="normal" style:font-name-asian="Microsoft yahei" style:font-size-asian="24pt" style:font-style-asian="normal" style:font-weight-asian="normal"/>
    </style:style>
    <style:style style:name="P6" style:family="paragraph" style:parent-style-name="Heading_20_1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7" style:family="paragraph" style:parent-style-name="Heading_20_2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8" style:family="paragraph" style:parent-style-name="Quotations" style:list-style-name="L1"/>
    <style:style style:name="P9" style:family="paragraph" style:parent-style-name="Quotations" style:list-style-name="L2"/>
    <style:style style:name="P10" style:family="paragraph" style:parent-style-name="Quotations" style:list-style-name="L3"/>
    <style:style style:name="P11" style:family="paragraph" style:parent-style-name="Quotations" style:list-style-name="L4"/>
    <style:style style:name="P12" style:family="paragraph" style:parent-style-name="Quotations" style:list-style-name="L7"/>
    <style:style style:name="P13" style:family="paragraph" style:parent-style-name="Quotations" style:list-style-name="L1">
      <style:paragraph-properties fo:margin-top="0cm" fo:margin-bottom="0cm" style:contextual-spacing="false"/>
    </style:style>
    <style:style style:name="P14" style:family="paragraph" style:parent-style-name="Quotations" style:list-style-name="L2">
      <style:paragraph-properties fo:margin-top="0cm" fo:margin-bottom="0cm" style:contextual-spacing="false"/>
    </style:style>
    <style:style style:name="P15" style:family="paragraph" style:parent-style-name="Quotations" style:list-style-name="L3">
      <style:paragraph-properties fo:margin-top="0cm" fo:margin-bottom="0cm" style:contextual-spacing="false"/>
    </style:style>
    <style:style style:name="P16" style:family="paragraph" style:parent-style-name="Quotations" style:list-style-name="L5">
      <style:paragraph-properties fo:margin-left="2cm" fo:margin-right="2cm" fo:text-indent="0cm" style:auto-text-indent="false"/>
    </style:style>
    <style:style style:name="P17" style:family="paragraph" style:parent-style-name="Quotations" style:list-style-name="L6">
      <style:paragraph-properties fo:margin-left="2cm" fo:margin-right="2cm" fo:text-indent="0cm" style:auto-text-indent="false"/>
    </style:style>
    <style:style style:name="P18" style:family="paragraph" style:parent-style-name="Quotations" style:list-style-name="L8">
      <style:paragraph-properties fo:margin-left="2cm" fo:margin-right="2cm" fo:text-indent="0cm" style:auto-text-indent="false"/>
    </style:style>
    <style:style style:name="P19" style:family="paragraph" style:parent-style-name="Quotations" style:list-style-name="L9">
      <style:paragraph-properties fo:margin-left="2cm" fo:margin-right="2cm" fo:text-indent="0cm" style:auto-text-indent="false"/>
    </style:style>
    <style:style style:name="P20" style:family="paragraph" style:parent-style-name="Quotations" style:list-style-name="L10">
      <style:paragraph-properties fo:margin-left="2cm" fo:margin-right="2cm" fo:text-indent="0cm" style:auto-text-indent="false"/>
    </style:style>
    <style:style style:name="P21" style:family="paragraph" style:parent-style-name="Quotations" style:list-style-name="L15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2" style:family="paragraph" style:parent-style-name="Quotations" style:list-style-name="L16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3" style:family="paragraph" style:parent-style-name="Quotations" style:list-style-name="L18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4" style:family="paragraph" style:parent-style-name="Quotations" style:list-style-name="L20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5" style:family="paragraph" style:parent-style-name="Quotations" style:list-style-name="L19">
      <style:paragraph-properties fo:margin-left="2cm" fo:margin-right="2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26" style:family="paragraph" style:parent-style-name="Quotations">
      <style:paragraph-properties fo:margin-left="2cm" fo:margin-right="2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27" style:family="paragraph" style:parent-style-name="Quotations" style:list-style-name="L11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8" style:family="paragraph" style:parent-style-name="Quotations" style:list-style-name="L14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29" style:family="paragraph" style:parent-style-name="Quotations" style:list-style-name="L17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30" style:family="paragraph" style:parent-style-name="Quotations" style:list-style-name="L12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31" style:family="paragraph" style:parent-style-name="Quotations" style:list-style-name="L13">
      <style:paragraph-properties fo:margin-left="1cm" fo:margin-right="1cm" fo:margin-top="0cm" fo:margin-bottom="0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32" style:family="paragraph" style:parent-style-name="Quotations">
      <style:paragraph-properties fo:margin-left="1cm" fo:margin-right="1cm" fo:margin-top="0cm" fo:margin-bottom="0cm" style:contextual-spacing="false" fo:line-height="160%" fo:text-indent="0cm" style:auto-text-indent="false" fo:padding="0cm" fo:border="none"/>
    </style:style>
    <style:style style:name="P33" style:family="paragraph" style:parent-style-name="Quotations">
      <style:paragraph-properties fo:margin-left="1cm" fo:margin-right="1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 style:font-name-asian="Microsoft yahei" style:font-size-asian="12pt" style:font-style-asian="normal" style:font-weight-asian="normal"/>
    </style:style>
    <style:style style:name="P34" style:family="paragraph" style:parent-style-name="Quotations">
      <style:paragraph-properties fo:margin-left="1cm" fo:margin-right="1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35" style:family="paragraph" style:parent-style-name="Quotations">
      <style:paragraph-properties fo:margin-left="3cm" fo:margin-right="3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2b2b2d" fo:letter-spacing="normal"/>
    </style:style>
    <style:style style:name="P36" style:family="paragraph" style:parent-style-name="Heading_20_3">
      <style:paragraph-properties fo:margin-left="0cm" fo:margin-right="0cm" fo:margin-top="0cm" fo:margin-bottom="0.397cm" style:contextual-spacing="false" fo:line-height="110%" fo:text-indent="0cm" style:auto-text-indent="false" fo:padding="0cm" fo:border="none"/>
      <style:text-properties fo:font-variant="normal" fo:text-transform="none" fo:color="#343434" fo:letter-spacing="normal"/>
    </style:style>
    <style:style style:name="P37" style:family="paragraph" style:parent-style-name="Text_20_body">
      <style:paragraph-properties fo:margin-left="0cm" fo:margin-right="0cm" fo:margin-top="0cm" fo:margin-bottom="0.265cm" style:contextual-spacing="false" fo:line-height="160%" fo:text-indent="0cm" style:auto-text-indent="false" fo:padding="0cm" fo:border="none"/>
      <style:text-properties fo:font-variant="normal" fo:text-transform="none" fo:color="#343434" fo:letter-spacing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60%" fo:text-indent="0cm" style:auto-text-indent="false" fo:padding="0cm" fo:border="none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60%" fo:text-align="center" style:justify-single-word="false" fo:text-indent="0cm" style:auto-text-indent="false" fo:padding="0cm" fo:border="none"/>
    </style:style>
    <style:style style:name="P40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style:font-weight-asian="normal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</style:style>
    <style:style style:name="T1" style:family="text">
      <style:text-properties style:font-name-asian="Microsoft yahei" style:font-size-asian="24pt" style:font-style-asian="normal" style:font-weight-asian="normal"/>
    </style:style>
    <style:style style:name="T2" style:family="text">
      <style:text-properties style:font-name-asian="Microsoft yahei" style:font-size-asian="21pt" style:font-style-asian="normal" style:font-weight-asian="normal"/>
    </style:style>
    <style:style style:name="T3" style:family="text">
      <style:text-properties style:font-name-asian="Microsoft yahei" style:font-size-asian="12pt" style:font-style-asian="normal" style:font-weight-asian="normal"/>
    </style:style>
    <style:style style:name="T4" style:family="text">
      <style:text-properties style:font-name-asian="Microsoft yahei" style:font-size-asian="15.75pt" style:font-style-asian="normal" style:font-weight-asian="bold"/>
    </style:style>
    <style:style style:name="T5" style:family="text">
      <style:text-properties fo:font-variant="normal" fo:text-transform="none" fo:color="#343434" fo:letter-spacing="normal" style:font-name-asian="Microsoft yahei" style:font-size-asian="10.5pt" style:font-style-asian="normal" style:font-weight-asian="bold"/>
    </style:style>
    <style:style style:name="T6" style:family="text">
      <style:text-properties fo:font-variant="normal" fo:text-transform="none" fo:color="#343434" style:font-name="Microsoft yahei" fo:font-size="10.5pt" fo:letter-spacing="normal" fo:font-style="normal" fo:font-weight="bold"/>
    </style:style>
    <style:style style:name="T7" style:family="text">
      <style:text-properties fo:font-variant="normal" fo:text-transform="none" fo:color="#2b2b2d" style:font-name="Microsoft yahei" fo:font-size="12pt" fo:letter-spacing="normal" fo:font-style="normal" fo:font-weight="bold"/>
    </style:style>
    <style:style style:name="T8" style:family="text">
      <style:text-properties fo:font-variant="normal" fo:text-transform="none" fo:color="#2b2b2d" fo:letter-spacing="normal" style:font-name-asian="Microsoft yahei" style:font-size-asian="12pt" style:font-style-asian="normal" style:font-weight-asian="bold"/>
    </style:style>
    <style:style style:name="T9" style:family="text">
      <style:text-properties style:font-name="Microsoft yahei" fo:font-size="24pt" fo:font-style="normal" fo:font-weight="normal"/>
    </style:style>
    <style:style style:name="T10" style:family="text">
      <style:text-properties style:font-name="Microsoft yahei" fo:font-size="21pt" fo:font-style="normal" fo:font-weight="normal"/>
    </style:style>
    <style:style style:name="T11" style:family="text">
      <style:text-properties style:font-name="Microsoft yahei" fo:font-size="12pt" fo:font-style="normal" fo:font-weight="normal"/>
    </style:style>
    <style:style style:name="T12" style:family="text">
      <style:text-properties style:font-name="Microsoft yahei" fo:font-size="15.75pt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03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03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实验室设备管理系统</text:h>
      <text:p text:style-name="P39"><text:span text:style-name="Strong_20_Emphasis"><text:span text:style-name="T5">项目开发计划</text:span></text:span></text:p>
      <text:h text:style-name="P6" text:outline-level="1"><text:bookmark text:name="1"/><text:span text:style-name="T9">1.</text:span><text:span text:style-name="T1">引言</text:span></text:h>
      <text:h text:style-name="P7" text:outline-level="2"><text:bookmark text:name="11"/><text:span text:style-name="T10">1.1 </text:span><text:span text:style-name="T2">编写目的</text:span></text:h>
      <text:p text:style-name="P33">本开发计划的目的是：</text:p>
      <text:p text:style-name="P26"><text:span text:style-name="T11">a</text:span><text:span text:style-name="T3">．把在开发过程中对各项工作的人员、分工、经费、系统资源条件等问题的安排用文档形式记载下来，以便根据本计划开展和检查本项目工作，保证项目开发成功；</text:span></text:p>
      <text:p text:style-name="P26"><text:span text:style-name="T11">b</text:span><text:span text:style-name="T3">．制订项目组开发过程中的评审和审查计划，明确相应的质量管理负责人员；</text:span></text:p>
      <text:p text:style-name="P26"><text:span text:style-name="T11">c. </text:span><text:span text:style-name="T3">规定软件配置管理的活动内容和要求，明确配置管理工作的人员。</text:span></text:p>
      <text:h text:style-name="P6" text:outline-level="1"><text:bookmark text:name="12"/><text:span text:style-name="T9">1.2 </text:span><text:span text:style-name="T1">背景</text:span></text:h>
      <text:p text:style-name="P33">项目软件名称：实验室设备管理系统。 实验室设备管理系统对于现代化设备管理而言，可以使购进以后将设备的基本情况和相关信息登记存档，设备的变迁或损坏都记录在设备档案中。使用者而已快速高效地反馈设备状况与需求。管理人员将管理任务分成小块，落实到个人并能随时查询设备当前情况和历史情况，对设备的可靠性分析有直接作用，使管理人员从手工计算、统计工作中解脱出来。</text:p>
      <text:p text:style-name="P33">特别要求：需求分析必须详细，并且有相关专家合作进行。</text:p>
      <text:p text:style-name="P33"><text:soft-page-break/>任务来源：闽江学院。</text:p>
      <text:p text:style-name="P33">项目开发者：闽江学院计算机科学系“实验室设备管理系统”开发小组：</text:p>
      <text:p text:style-name="P26"><text:span text:style-name="T3">郑仲（</text:span><text:span text:style-name="T11">2</text:span><text:span text:style-name="T3">号 组长）</text:span></text:p>
      <text:p text:style-name="P26"><text:span text:style-name="T3">黄铭达（</text:span><text:span text:style-name="T11">25</text:span><text:span text:style-name="T3">号）</text:span></text:p>
      <text:p text:style-name="P26"><text:span text:style-name="T3">柯肇丰（</text:span><text:span text:style-name="T11">36</text:span><text:span text:style-name="T3">号）</text:span></text:p>
      <text:p text:style-name="P26"><text:span text:style-name="T3">张锋（</text:span><text:span text:style-name="T11">15</text:span><text:span text:style-name="T3">号）</text:span></text:p>
      <text:p text:style-name="P26"><text:span text:style-name="T3">刘云辉（</text:span><text:span text:style-name="T11">49</text:span><text:span text:style-name="T3">号）</text:span></text:p>
      <text:p text:style-name="P26"><text:span text:style-name="T3">雷贤明（</text:span><text:span text:style-name="T11">36</text:span><text:span text:style-name="T3">号）</text:span></text:p>
      <text:h text:style-name="P7" text:outline-level="2"><text:bookmark text:name="13"/><text:span text:style-name="T10">1.3 </text:span><text:span text:style-name="T2">参考资料</text:span></text:h>
      <text:p text:style-name="P34"><text:span text:style-name="T3">钱乐秋，赵文耘，牛军钰</text:span><text:span text:style-name="T11">.</text:span><text:span text:style-name="T3">软件工程</text:span><text:span text:style-name="T11">.</text:span><text:span text:style-name="T3">清华大学出版社； 王珊等，《数据库原理及设计》，清华大学出版社； 赵池龙等，《软件工程实践教程》，电子工业出版社。</text:span></text:p>
      <text:h text:style-name="P7" text:outline-level="2"><text:bookmark text:name="14"/><text:span text:style-name="T10">1.4 </text:span><text:span text:style-name="T2">术语和缩写词</text:span></text:h>
      <text:p text:style-name="P33">（暂无）</text:p>
      <text:h text:style-name="P6" text:outline-level="1"><text:bookmark text:name="2"/><text:span text:style-name="T9">2.</text:span><text:span text:style-name="T1">任务概要</text:span></text:h>
      <text:h text:style-name="P7" text:outline-level="2"><text:bookmark text:name="21"/><text:span text:style-name="T10">2.1 </text:span><text:span text:style-name="T2">工作内容</text:span></text:h>
      <text:p text:style-name="P33">本项目开发过程中需要进行的主要工作为：开发符合用户需求的软件，并编制相关文档和计划。</text:p>
      <text:h text:style-name="P7" text:outline-level="2"><text:bookmark text:name="22"/><text:soft-page-break/><text:span text:style-name="T10">2.2 </text:span><text:span text:style-name="T2">产品</text:span></text:h>
      <text:h text:style-name="P36" text:outline-level="3"><text:bookmark text:name="221"/><text:span text:style-name="T12">2.2.1 </text:span><text:span text:style-name="T4">程序</text:span></text:h>
      <text:h text:style-name="P36" text:outline-level="3"><text:bookmark text:name="222"/><text:span text:style-name="T12">2.2.2 </text:span><text:span text:style-name="T4">文档</text:span></text:h>
      <text:p text:style-name="P34"><text:span text:style-name="T3">文档格式要求按照我国</text:span><text:span text:style-name="T11">GB/T8567-1988</text:span><text:span text:style-name="T3">国家标准和</text:span><text:span text:style-name="T11">IEEE/ANSI830-1993</text:span><text:span text:style-name="T3">标准规范要求进行。软件文档目录包括：</text:span></text:p>
      <text:list xml:id="list2193988535251186554" text:style-name="L11">
        <text:list-item>
          <text:p text:style-name="P27">项目开发计划</text:p>
        </text:list-item>
        <text:list-item>
          <text:p text:style-name="P27">可行性报告</text:p>
        </text:list-item>
        <text:list-item>
          <text:p text:style-name="P27">软件需求规格说明</text:p>
        </text:list-item>
        <text:list-item>
          <text:p text:style-name="P27">软件概要设计规格说明；</text:p>
        </text:list-item>
        <text:list-item>
          <text:p text:style-name="P27">软件详细设计规格说明；</text:p>
        </text:list-item>
        <text:list-item>
          <text:p text:style-name="P27">软件标准规范</text:p>
        </text:list-item>
        <text:list-item>
          <text:p text:style-name="P27">软件测试计划</text:p>
        </text:list-item>
        <text:list-item>
          <text:p text:style-name="P27">软件测试办法</text:p>
        </text:list-item>
        <text:list-item>
          <text:p text:style-name="P27">软件可靠性和安全性设计指南</text:p>
        </text:list-item>
        <text:list-item>
          <text:p text:style-name="P27">硬件总体设计报告</text:p>
        </text:list-item>
        <text:list-item>
          <text:p text:style-name="P27">软件代码</text:p>
        </text:list-item>
        <text:list-item>
          <text:p text:style-name="P27">测试分析报告</text:p>
        </text:list-item>
        <text:list-item>
          <text:p text:style-name="P27">软件可靠性和安全性设计检查单</text:p>
        </text:list-item>
        <text:list-item>
          <text:p text:style-name="P27">软件评审检查单</text:p>
        </text:list-item>
        <text:list-item>
          <text:p text:style-name="P27">软件使用说明</text:p>
        </text:list-item>
      </text:list>
      <text:h text:style-name="P36" text:outline-level="3"><text:bookmark text:name="223"/><text:soft-page-break/><text:span text:style-name="T12">2.2.3 </text:span><text:span text:style-name="T4">服务</text:span></text:h>
      <text:p text:style-name="P34"><text:span text:style-name="T3">培训：软件使用及安装，时间</text:span><text:span text:style-name="T11">5</text:span><text:span text:style-name="T3">天。 软件支持：略。</text:span></text:p>
      <text:h text:style-name="P36" text:outline-level="3"><text:bookmark text:name="224"/><text:span text:style-name="T12">2.2.4 </text:span><text:span text:style-name="T4">验收标准和验收计划</text:span></text:h>
      <text:p text:style-name="P33">验收标准：经用户和开发小组负责人双方签字确认的“需求规格说明书”。重点确认软件的可靠性、易使用性和功能完整性。</text:p>
      <text:h text:style-name="P6" text:outline-level="1"><text:bookmark text:name="3"/><text:span text:style-name="T9">3.</text:span><text:span text:style-name="T1">实施总计划</text:span></text:h>
      <text:h text:style-name="P7" text:outline-level="2"><text:bookmark text:name="31"/><text:span text:style-name="T10">3.1 </text:span><text:span text:style-name="T2">阶段划分</text:span></text:h>
      <text:list xml:id="list508502947174241281" text:style-name="L12">
        <text:list-item>
          <text:p text:style-name="P30"><text:span text:style-name="T3">可行性分析：</text:span><text:span text:style-name="T11">10</text:span><text:span text:style-name="T3">天</text:span></text:p>
        </text:list-item>
        <text:list-item>
          <text:p text:style-name="P30"><text:span text:style-name="T3">需求分析：</text:span><text:span text:style-name="T11">15</text:span><text:span text:style-name="T3">天；</text:span></text:p>
        </text:list-item>
        <text:list-item>
          <text:p text:style-name="P30"><text:span text:style-name="T3">软件设计</text:span><text:span text:style-name="T11">(</text:span><text:span text:style-name="T3">概要设计和详细设计</text:span><text:span text:style-name="T11">)</text:span><text:span text:style-name="T3">：</text:span><text:span text:style-name="T11">20</text:span><text:span text:style-name="T3">天；</text:span></text:p>
        </text:list-item>
        <text:list-item>
          <text:p text:style-name="P30"><text:span text:style-name="T3">数据库建立：</text:span><text:span text:style-name="T11">15</text:span><text:span text:style-name="T3">天；</text:span></text:p>
        </text:list-item>
      </text:list>
      <text:p text:style-name="P32"><text:span text:style-name="Strong_20_Emphasis"><text:span text:style-name="T7">(</text:span></text:span><text:span text:style-name="Strong_20_Emphasis"><text:span text:style-name="T8">以下</text:span></text:span><text:span text:style-name="Strong_20_Emphasis"><text:span text:style-name="T7">6</text:span></text:span><text:span text:style-name="Strong_20_Emphasis"><text:span text:style-name="T8">个子系统可并行编码、单元测试</text:span></text:span><text:span text:style-name="Strong_20_Emphasis"><text:span text:style-name="T7">)</text:span></text:span></text:p>
      <text:list xml:id="list2123305855847841867" text:style-name="L13">
        <text:list-item>
          <text:p text:style-name="P31"><text:span text:style-name="T3">子系统</text:span><text:span text:style-name="T11">1</text:span><text:span text:style-name="T3">编码测试：</text:span><text:span text:style-name="T11">5</text:span><text:span text:style-name="T3">天</text:span><text:span text:style-name="T11">;</text:span></text:p>
        </text:list-item>
        <text:list-item>
          <text:p text:style-name="P31"><text:span text:style-name="T3">子系统</text:span><text:span text:style-name="T11">1</text:span><text:span text:style-name="T3">编码测试：</text:span><text:span text:style-name="T11">10</text:span><text:span text:style-name="T3">天</text:span><text:span text:style-name="T11">;</text:span></text:p>
        </text:list-item>
        <text:list-item>
          <text:p text:style-name="P31"><text:span text:style-name="T3">子系统</text:span><text:span text:style-name="T11">1</text:span><text:span text:style-name="T3">编码测试：</text:span><text:span text:style-name="T11">30</text:span><text:span text:style-name="T3">天</text:span><text:span text:style-name="T11">;</text:span></text:p>
        </text:list-item>
        <text:list-item>
          <text:p text:style-name="P31"><text:span text:style-name="T3">子系统</text:span><text:span text:style-name="T11">1</text:span><text:span text:style-name="T3">编码测试：</text:span><text:span text:style-name="T11">15</text:span><text:span text:style-name="T3">天</text:span><text:span text:style-name="T11">;</text:span></text:p>
        </text:list-item>
        <text:list-item>
          <text:p text:style-name="P31"><text:span text:style-name="T3">子系统</text:span><text:span text:style-name="T11">1</text:span><text:span text:style-name="T3">编码测试：</text:span><text:span text:style-name="T11">10</text:span><text:span text:style-name="T3">天</text:span><text:span text:style-name="T11">;</text:span></text:p>
        </text:list-item>
        <text:list-item>
          <text:p text:style-name="P31"><text:span text:style-name="T3">子系统</text:span><text:span text:style-name="T11">1</text:span><text:span text:style-name="T3">编码测试：</text:span><text:span text:style-name="T11">15</text:span><text:span text:style-name="T3">天</text:span><text:span text:style-name="T11">;</text:span></text:p>
        </text:list-item>
        <text:list-item>
          <text:p text:style-name="P31"><text:span text:style-name="T3">硬件安装</text:span><text:span text:style-name="T11">:20</text:span><text:span text:style-name="T3">天</text:span><text:span text:style-name="T11">;</text:span></text:p>
        </text:list-item>
        <text:list-item>
          <text:p text:style-name="P31"><text:span text:style-name="T3">硬件测试</text:span><text:span text:style-name="T11">:20</text:span><text:span text:style-name="T3">天</text:span><text:span text:style-name="T11">;</text:span></text:p>
        </text:list-item>
        <text:list-item>
          <text:p text:style-name="P31"><text:soft-page-break/><text:span text:style-name="T3">集成测试：</text:span><text:span text:style-name="T11">20</text:span><text:span text:style-name="T3">天</text:span><text:span text:style-name="T11">;</text:span></text:p>
        </text:list-item>
        <text:list-item>
          <text:p text:style-name="P31"><text:span text:style-name="T3">系统安装、培训：</text:span><text:span text:style-name="T11">15</text:span><text:span text:style-name="T3">天；</text:span></text:p>
        </text:list-item>
        <text:list-item>
          <text:p text:style-name="P31"><text:span text:style-name="T3">验收测试</text:span><text:span text:style-name="T11">:20</text:span><text:span text:style-name="T3">天</text:span></text:p>
        </text:list-item>
      </text:list>
      <text:h text:style-name="P7" text:outline-level="2"><text:bookmark text:name="32"/><text:span text:style-name="T10">3.2 </text:span><text:span text:style-name="T2">人员组成</text:span></text:h>
      <text:p text:style-name="P2">人员组成表</text:p>
      <table:table table:name="表格1" table:style-name="表格1">
        <table:table-column table:style-name="表格1.A"/>
        <table:table-column table:style-name="表格1.B"/>
        <table:table-header-rows>
          <table:table-row>
            <table:table-cell table:style-name="表格1.A1" office:value-type="string">
              <text:p text:style-name="P41">角色</text:p>
            </table:table-cell>
            <table:table-cell table:style-name="表格1.A1" office:value-type="string">
              <text:p text:style-name="P41">参加人员</text:p>
            </table:table-cell>
          </table:table-row>
        </table:table-header-rows>
        <table:table-row>
          <table:table-cell table:style-name="表格1.A2" office:value-type="string">
            <text:p text:style-name="P42">项目管理</text:p>
          </table:table-cell>
          <table:table-cell table:style-name="表格1.A2" office:value-type="string">
            <text:p text:style-name="P42">参加人员</text:p>
          </table:table-cell>
        </table:table-row>
        <table:table-row>
          <table:table-cell table:style-name="表格1.A3" office:value-type="string">
            <text:p text:style-name="P42">分析员</text:p>
          </table:table-cell>
          <table:table-cell table:style-name="表格1.A3" office:value-type="string">
            <text:p text:style-name="P42">×××</text:p>
          </table:table-cell>
        </table:table-row>
        <table:table-row>
          <table:table-cell table:style-name="表格1.A2" office:value-type="string">
            <text:p text:style-name="P42">高级程序员</text:p>
          </table:table-cell>
          <table:table-cell table:style-name="表格1.A2" office:value-type="string">
            <text:p text:style-name="P42">×××</text:p>
          </table:table-cell>
        </table:table-row>
        <table:table-row>
          <table:table-cell table:style-name="表格1.A3" office:value-type="string">
            <text:p text:style-name="P42">程序员</text:p>
          </table:table-cell>
          <table:table-cell table:style-name="表格1.A3" office:value-type="string">
            <text:p text:style-name="P42">×××</text:p>
          </table:table-cell>
        </table:table-row>
        <table:table-row>
          <table:table-cell table:style-name="表格1.A2" office:value-type="string">
            <text:p text:style-name="P42">测试人员</text:p>
          </table:table-cell>
          <table:table-cell table:style-name="表格1.A2" office:value-type="string">
            <text:p text:style-name="P42">×××</text:p>
          </table:table-cell>
        </table:table-row>
        <table:table-row>
          <table:table-cell table:style-name="表格1.A3" office:value-type="string">
            <text:p text:style-name="P42">配置管理员、文档编制辅助人员、培训师</text:p>
          </table:table-cell>
          <table:table-cell table:style-name="表格1.A3" office:value-type="string">
            <text:p text:style-name="P42">×××(兼)</text:p>
          </table:table-cell>
        </table:table-row>
        <table:table-row>
          <table:table-cell table:style-name="表格1.A2" office:value-type="string">
            <text:p text:style-name="P42">硬件安装、测试人员</text:p>
          </table:table-cell>
          <table:table-cell table:style-name="表格1.A2" office:value-type="string">
            <text:p text:style-name="P43">×××，×××</text:p>
          </table:table-cell>
        </table:table-row>
      </table:table>
      <text:h text:style-name="P7" text:outline-level="2"><text:bookmark text:name="33"/><text:span text:style-name="T10">3.3 </text:span><text:span text:style-name="T2">任务的分解和人员分工</text:span></text:h>
      <text:p text:style-name="P2">任务分解和人员分工表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P41">任务</text:p>
            </table:table-cell>
            <table:table-cell table:style-name="表格2.A1" office:value-type="string">
              <text:p text:style-name="P41">姓名</text:p>
            </table:table-cell>
            <table:table-cell table:style-name="表格2.A1" office:value-type="string">
              <text:p text:style-name="P41">参加时间</text:p>
            </table:table-cell>
          </table:table-row>
        </table:table-header-rows>
        <table:table-row>
          <table:table-cell table:style-name="表格2.A2" office:value-type="string">
            <text:p text:style-name="P42">项目管理</text:p>
          </table:table-cell>
          <table:table-cell table:style-name="表格2.A2" office:value-type="string">
            <text:p text:style-name="P42">XXX</text:p>
          </table:table-cell>
          <table:table-cell table:style-name="表格2.A2" office:value-type="string">
            <text:p text:style-name="P42">全部</text:p>
          </table:table-cell>
        </table:table-row>
        <table:table-row>
          <table:table-cell table:style-name="表格2.A3" office:value-type="string">
            <text:p text:style-name="P42">软件配置管理，质量保证</text:p>
          </table:table-cell>
          <table:table-cell table:style-name="表格2.A3" office:value-type="string">
            <text:p text:style-name="P42">XXX</text:p>
          </table:table-cell>
          <table:table-cell table:style-name="表格2.A3" office:value-type="string">
            <text:p text:style-name="P42">全部</text:p>
          </table:table-cell>
        </table:table-row>
        <table:table-row>
          <table:table-cell table:style-name="表格2.A2" office:value-type="string">
            <text:p text:style-name="P42">可行性分析</text:p>
          </table:table-cell>
          <table:table-cell table:style-name="表格2.A2" office:value-type="string">
            <text:p text:style-name="P42">XXX</text:p>
          </table:table-cell>
          <table:table-cell table:style-name="表格2.A2" office:value-type="string">
            <text:p text:style-name="P42">全部</text:p>
          </table:table-cell>
        </table:table-row>
        <table:table-row>
          <table:table-cell table:style-name="表格2.A3" office:value-type="string">
            <text:p text:style-name="P42">需求分析</text:p>
          </table:table-cell>
          <table:table-cell table:style-name="表格2.A3" office:value-type="string">
            <text:p text:style-name="P42">XXX</text:p>
          </table:table-cell>
          <table:table-cell table:style-name="表格2.A3" office:value-type="string">
            <text:p text:style-name="P42">全部</text:p>
          </table:table-cell>
        </table:table-row>
        <table:table-row>
          <table:table-cell table:style-name="表格2.A2" office:value-type="string">
            <text:p text:style-name="P42">软件设计</text:p>
          </table:table-cell>
          <table:table-cell table:style-name="表格2.A2" office:value-type="string">
            <text:p text:style-name="P42">XXX</text:p>
          </table:table-cell>
          <table:table-cell table:style-name="表格2.A2" office:value-type="string">
            <text:p text:style-name="P42">全部</text:p>
          </table:table-cell>
        </table:table-row>
        <table:table-row>
          <table:table-cell table:style-name="表格2.A3" office:value-type="string">
            <text:p text:style-name="P42">数据库建立</text:p>
          </table:table-cell>
          <table:table-cell table:style-name="表格2.A3" office:value-type="string">
            <text:p text:style-name="P42">XXX</text:p>
          </table:table-cell>
          <table:table-cell table:style-name="表格2.A3" office:value-type="string">
            <text:p text:style-name="P42">全部</text:p>
          </table:table-cell>
        </table:table-row>
        <table:table-row>
          <table:table-cell table:style-name="表格2.A2" office:value-type="string">
            <text:p text:style-name="P42">子系统1编码、测试</text:p>
          </table:table-cell>
          <table:table-cell table:style-name="表格2.A2" office:value-type="string">
            <text:p text:style-name="P42">XXX</text:p>
          </table:table-cell>
          <table:table-cell table:style-name="表格2.A2" office:value-type="string">
            <text:p text:style-name="P42">全部</text:p>
          </table:table-cell>
        </table:table-row>
        <table:table-row>
          <table:table-cell table:style-name="表格2.A3" office:value-type="string">
            <text:p text:style-name="P42">子系统2编码、测试</text:p>
          </table:table-cell>
          <table:table-cell table:style-name="表格2.A3" office:value-type="string">
            <text:p text:style-name="P42">XXX</text:p>
          </table:table-cell>
          <table:table-cell table:style-name="表格2.A3" office:value-type="string">
            <text:p text:style-name="P42">全部</text:p>
          </table:table-cell>
        </table:table-row>
        <table:table-row>
          <table:table-cell table:style-name="表格2.A2" office:value-type="string">
            <text:p text:style-name="P42">子系统3编码、测试</text:p>
          </table:table-cell>
          <table:table-cell table:style-name="表格2.A2" office:value-type="string">
            <text:p text:style-name="P42">XXX</text:p>
          </table:table-cell>
          <table:table-cell table:style-name="表格2.A2" office:value-type="string">
            <text:p text:style-name="P42">全部</text:p>
          </table:table-cell>
        </table:table-row>
        <table:table-row>
          <table:table-cell table:style-name="表格2.A3" office:value-type="string">
            <text:p text:style-name="P42">子系统4编码、测试</text:p>
          </table:table-cell>
          <table:table-cell table:style-name="表格2.A3" office:value-type="string">
            <text:p text:style-name="P42">XXX</text:p>
          </table:table-cell>
          <table:table-cell table:style-name="表格2.A3" office:value-type="string">
            <text:p text:style-name="P42">全部</text:p>
          </table:table-cell>
        </table:table-row>
        <table:table-row>
          <table:table-cell table:style-name="表格2.A2" office:value-type="string">
            <text:p text:style-name="P42">子系统5编码、测试</text:p>
          </table:table-cell>
          <table:table-cell table:style-name="表格2.A2" office:value-type="string">
            <text:p text:style-name="P42">XXX</text:p>
          </table:table-cell>
          <table:table-cell table:style-name="表格2.A2" office:value-type="string">
            <text:p text:style-name="P42">全部</text:p>
          </table:table-cell>
        </table:table-row>
        <table:table-row>
          <table:table-cell table:style-name="表格2.A3" office:value-type="string">
            <text:p text:style-name="P42">子系统6编码、测试</text:p>
          </table:table-cell>
          <table:table-cell table:style-name="表格2.A3" office:value-type="string">
            <text:p text:style-name="P42">XXX</text:p>
          </table:table-cell>
          <table:table-cell table:style-name="表格2.A3" office:value-type="string">
            <text:p text:style-name="P42">全部</text:p>
          </table:table-cell>
        </table:table-row>
        <table:table-row>
          <table:table-cell table:style-name="表格2.A2" office:value-type="string">
            <text:p text:style-name="P42">硬件安装</text:p>
          </table:table-cell>
          <table:table-cell table:style-name="表格2.A2" office:value-type="string">
            <text:p text:style-name="P42">XXX</text:p>
          </table:table-cell>
          <table:table-cell table:style-name="表格2.A2" office:value-type="string">
            <text:p text:style-name="P42">全部</text:p>
          </table:table-cell>
        </table:table-row>
        <table:table-row>
          <table:table-cell table:style-name="表格2.A3" office:value-type="string">
            <text:p text:style-name="P42">硬件测试</text:p>
          </table:table-cell>
          <table:table-cell table:style-name="表格2.A3" office:value-type="string">
            <text:p text:style-name="P42">XXX</text:p>
          </table:table-cell>
          <table:table-cell table:style-name="表格2.A3" office:value-type="string">
            <text:p text:style-name="P42">全部</text:p>
          </table:table-cell>
        </table:table-row>
        <table:table-row>
          <table:table-cell table:style-name="表格2.A2" office:value-type="string">
            <text:p text:style-name="P42">模块、集成测试</text:p>
          </table:table-cell>
          <table:table-cell table:style-name="表格2.A2" office:value-type="string">
            <text:p text:style-name="P42">XXX</text:p>
          </table:table-cell>
          <table:table-cell table:style-name="表格2.A2" office:value-type="string">
            <text:p text:style-name="P42">全部</text:p>
          </table:table-cell>
        </table:table-row>
        <table:table-row>
          <table:table-cell table:style-name="表格2.A3" office:value-type="string">
            <text:p text:style-name="P42">系统安装/培训</text:p>
          </table:table-cell>
          <table:table-cell table:style-name="表格2.A3" office:value-type="string">
            <text:p text:style-name="P42">XXX</text:p>
          </table:table-cell>
          <table:table-cell table:style-name="表格2.A3" office:value-type="string">
            <text:p text:style-name="P42">全部</text:p>
          </table:table-cell>
        </table:table-row>
        <table:table-row>
          <table:table-cell table:style-name="表格2.A2" office:value-type="string">
            <text:p text:style-name="P42">验收测试</text:p>
          </table:table-cell>
          <table:table-cell table:style-name="表格2.A2" office:value-type="string">
            <text:p text:style-name="P42">XXX</text:p>
          </table:table-cell>
          <table:table-cell table:style-name="表格2.A2" office:value-type="string">
            <text:p text:style-name="P43">全部</text:p>
          </table:table-cell>
        </table:table-row>
      </table:table>
      <text:p text:style-name="P33">用户单位领导小组：</text:p>
      <text:p text:style-name="P26"><text:span text:style-name="T3">负责人：</text:span><text:span text:style-name="T11">××× </text:span><text:span text:style-name="T3">成员：</text:span><text:span text:style-name="T11">×××</text:span><text:span text:style-name="T3">，… 职责：提供、协调、确认需求，验收测试。</text:span></text:p>
      <text:h text:style-name="P7" text:outline-level="2"><text:bookmark text:name="34"/><text:soft-page-break/><text:span text:style-name="T10">3.4 </text:span><text:span text:style-name="T2">进度和完成的最后期限</text:span></text:h>
      <text:p text:style-name="P34"><text:span text:style-name="T3">项目启动时间：</text:span><text:span text:style-name="T11">2013-3-20 </text:span><text:span text:style-name="T3">项目交付时间：</text:span><text:span text:style-name="T11">2013-8-20 </text:span><text:span text:style-name="T3">进度：包括可行性分析、需求分析、软件概要设计、软件详细设计、编码、测试、安装、转换、确认、培训等阶段活动和任务的进度安排，具体安排见“</text:span><text:span text:style-name="T11">PERT</text:span><text:span text:style-name="T3">网络图”和“进度计划表”。</text:span></text:p>
      <text:p text:style-name="P38"><text:span text:style-name="Strong_20_Emphasis"><text:span text:style-name="T6">PERT</text:span></text:span><text:span text:style-name="Strong_20_Emphasis"><text:span text:style-name="T5">网络图</text:span></text:span></text:p>
      <text:p text:style-name="P37"><draw:frame draw:style-name="fr1" draw:name="图形1" text:anchor-type="as-char" svg:width="17.993cm" svg:height="14.295cm" draw:z-index="0"><draw:image xlink:href="http://127.0.0.1:2013/LEMS/img/PERT网络图.jpg" xlink:type="simple" xlink:show="embed" xlink:actuate="onLoad"/><svg:title>PERT网络图</svg:title></draw:frame></text:p>
      <text:p text:style-name="P2">“实验室设备管理系统”进度计划表</text:p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/>
        <table:table-column table:style-name="表格3.F"/>
        <table:table-column table:style-name="表格3.G"/>
        <table:table-column table:style-name="表格3.E" table:number-columns-repeated="2"/>
        <table:table-column table:style-name="表格3.J"/>
        <table:table-header-rows>
          <text:soft-page-break/>
          <table:table-row>
            <table:table-cell table:style-name="表格3.A1" office:value-type="string">
              <text:p text:style-name="P41">活动编号</text:p>
            </table:table-cell>
            <table:table-cell table:style-name="表格3.A1" office:value-type="string">
              <text:p text:style-name="P41">活动任</text:p>
            </table:table-cell>
            <table:table-cell table:style-name="表格3.A1" office:value-type="string">
              <text:p text:style-name="P41">务名称</text:p>
            </table:table-cell>
            <table:table-cell table:style-name="表格3.A1" office:value-type="string">
              <text:p text:style-name="P41">开始时间</text:p>
            </table:table-cell>
            <table:table-cell table:style-name="表格3.A1" office:value-type="string">
              <text:p text:style-name="P41">结束时间</text:p>
            </table:table-cell>
            <table:table-cell table:style-name="表格3.A1" office:value-type="string">
              <text:p text:style-name="P41">持续时间（天）</text:p>
            </table:table-cell>
            <table:table-cell table:style-name="表格3.A1" office:value-type="string">
              <text:p text:style-name="P41">负责人</text:p>
            </table:table-cell>
            <table:table-cell table:style-name="表格3.A1" office:value-type="string">
              <text:p text:style-name="P41">参加人员</text:p>
            </table:table-cell>
            <table:table-cell table:style-name="表格3.A1" office:value-type="string">
              <text:p text:style-name="P41">预算经费</text:p>
            </table:table-cell>
            <table:table-cell table:style-name="表格3.A1" office:value-type="string">
              <text:p text:style-name="P41">其它资源</text:p>
            </table:table-cell>
          </table:table-row>
        </table:table-header-rows>
        <table:table-row>
          <table:table-cell table:style-name="表格3.A2" office:value-type="string">
            <text:p text:style-name="P42">A</text:p>
          </table:table-cell>
          <table:table-cell table:style-name="表格3.A2" office:value-type="string">
            <text:p text:style-name="P42">可行性分析</text:p>
          </table:table-cell>
          <table:table-cell table:style-name="表格3.A2" office:value-type="string">
            <text:p text:style-name="P42">2007.03.1</text:p>
          </table:table-cell>
          <table:table-cell table:style-name="表格3.A2" office:value-type="string">
            <text:p text:style-name="P42">2007.03.14</text:p>
          </table:table-cell>
          <table:table-cell table:style-name="表格3.A2" office:value-type="string">
            <text:p text:style-name="P42">10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，…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</table:table-row>
        <table:table-row>
          <table:table-cell table:style-name="表格3.A3" office:value-type="string">
            <text:p text:style-name="P42">B</text:p>
          </table:table-cell>
          <table:table-cell table:style-name="表格3.A3" office:value-type="string">
            <text:p text:style-name="P42">需求分析</text:p>
          </table:table-cell>
          <table:table-cell table:style-name="表格3.A3" office:value-type="string">
            <text:p text:style-name="P42">2007.03.15</text:p>
          </table:table-cell>
          <table:table-cell table:style-name="表格3.A3" office:value-type="string">
            <text:p text:style-name="P42">2007.04.04</text:p>
          </table:table-cell>
          <table:table-cell table:style-name="表格3.A3" office:value-type="string">
            <text:p text:style-name="P42">15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，…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</table:table-row>
        <table:table-row>
          <table:table-cell table:style-name="表格3.A2" office:value-type="string">
            <text:p text:style-name="P42">C</text:p>
          </table:table-cell>
          <table:table-cell table:style-name="表格3.A2" office:value-type="string">
            <text:p text:style-name="P42">软件设计</text:p>
          </table:table-cell>
          <table:table-cell table:style-name="表格3.A2" office:value-type="string">
            <text:p text:style-name="P42">2007.04.05</text:p>
          </table:table-cell>
          <table:table-cell table:style-name="表格3.A2" office:value-type="string">
            <text:p text:style-name="P42">2007.5.07</text:p>
          </table:table-cell>
          <table:table-cell table:style-name="表格3.A2" office:value-type="string">
            <text:p text:style-name="P42">20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，…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</table:table-row>
        <table:table-row>
          <table:table-cell table:style-name="表格3.A3" office:value-type="string">
            <text:p text:style-name="P42">D</text:p>
          </table:table-cell>
          <table:table-cell table:style-name="表格3.A3" office:value-type="string">
            <text:p text:style-name="P42">数据库建立</text:p>
          </table:table-cell>
          <table:table-cell table:style-name="表格3.A3" office:value-type="string">
            <text:p text:style-name="P42">2007.05.08</text:p>
          </table:table-cell>
          <table:table-cell table:style-name="表格3.A3" office:value-type="string">
            <text:p text:style-name="P42">2007.05.28</text:p>
          </table:table-cell>
          <table:table-cell table:style-name="表格3.A3" office:value-type="string">
            <text:p text:style-name="P42">15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，…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</table:table-row>
        <table:table-row>
          <table:table-cell table:style-name="表格3.A2" office:value-type="string">
            <text:p text:style-name="P42">E</text:p>
          </table:table-cell>
          <table:table-cell table:style-name="表格3.A2" office:value-type="string">
            <text:p text:style-name="P42">设备报废输入编码、测试</text:p>
          </table:table-cell>
          <table:table-cell table:style-name="表格3.A2" office:value-type="string">
            <text:p text:style-name="P42">2007.05.29</text:p>
          </table:table-cell>
          <table:table-cell table:style-name="表格3.A2" office:value-type="string">
            <text:p text:style-name="P42">2007.06.04</text:p>
          </table:table-cell>
          <table:table-cell table:style-name="表格3.A2" office:value-type="string">
            <text:p text:style-name="P42">5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，…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</table:table-row>
        <table:table-row>
          <table:table-cell table:style-name="表格3.A3" office:value-type="string">
            <text:p text:style-name="P42">F</text:p>
          </table:table-cell>
          <table:table-cell table:style-name="表格3.A3" office:value-type="string">
            <text:p text:style-name="P42">设备维修输入编码、测试</text:p>
          </table:table-cell>
          <table:table-cell table:style-name="表格3.A3" office:value-type="string">
            <text:p text:style-name="P42">2007.05.29</text:p>
          </table:table-cell>
          <table:table-cell table:style-name="表格3.A3" office:value-type="string">
            <text:p text:style-name="P42">2007.06.11</text:p>
          </table:table-cell>
          <table:table-cell table:style-name="表格3.A3" office:value-type="string">
            <text:p text:style-name="P42">10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，…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</table:table-row>
        <table:table-row>
          <table:table-cell table:style-name="表格3.A2" office:value-type="string">
            <text:p text:style-name="P42">G</text:p>
          </table:table-cell>
          <table:table-cell table:style-name="表格3.A2" office:value-type="string">
            <text:p text:style-name="P42">条件查询输出编码、测试</text:p>
          </table:table-cell>
          <table:table-cell table:style-name="表格3.A2" office:value-type="string">
            <text:p text:style-name="P42">2007.05.29</text:p>
          </table:table-cell>
          <table:table-cell table:style-name="表格3.A2" office:value-type="string">
            <text:p text:style-name="P42">2007.07.09</text:p>
          </table:table-cell>
          <table:table-cell table:style-name="表格3.A2" office:value-type="string">
            <text:p text:style-name="P42">30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，…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</table:table-row>
        <table:table-row>
          <table:table-cell table:style-name="表格3.A3" office:value-type="string">
            <text:p text:style-name="P42">H</text:p>
          </table:table-cell>
          <table:table-cell table:style-name="表格3.A3" office:value-type="string">
            <text:p text:style-name="P42">设备登记输入编码、测试</text:p>
          </table:table-cell>
          <table:table-cell table:style-name="表格3.A3" office:value-type="string">
            <text:p text:style-name="P42">2007.05.29</text:p>
          </table:table-cell>
          <table:table-cell table:style-name="表格3.A3" office:value-type="string">
            <text:p text:style-name="P42">2007.06.18</text:p>
          </table:table-cell>
          <table:table-cell table:style-name="表格3.A3" office:value-type="string">
            <text:p text:style-name="P42">15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，…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</table:table-row>
        <table:table-row>
          <table:table-cell table:style-name="表格3.A2" office:value-type="string">
            <text:p text:style-name="P42">I</text:p>
          </table:table-cell>
          <table:table-cell table:style-name="表格3.A2" office:value-type="string">
            <text:p text:style-name="P42">申请表导出编码、测试</text:p>
          </table:table-cell>
          <table:table-cell table:style-name="表格3.A2" office:value-type="string">
            <text:p text:style-name="P42">2007.05.29</text:p>
          </table:table-cell>
          <table:table-cell table:style-name="表格3.A2" office:value-type="string">
            <text:p text:style-name="P42">2007.06.11</text:p>
          </table:table-cell>
          <table:table-cell table:style-name="表格3.A2" office:value-type="string">
            <text:p text:style-name="P42">10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，…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</table:table-row>
        <table:table-row>
          <table:table-cell table:style-name="表格3.A3" office:value-type="string">
            <text:p text:style-name="P42">J</text:p>
          </table:table-cell>
          <table:table-cell table:style-name="表格3.A3" office:value-type="string">
            <text:p text:style-name="P42">数据统计输出编码、测试</text:p>
          </table:table-cell>
          <table:table-cell table:style-name="表格3.A3" office:value-type="string">
            <text:p text:style-name="P42">2007.05.29</text:p>
          </table:table-cell>
          <table:table-cell table:style-name="表格3.A3" office:value-type="string">
            <text:p text:style-name="P42">2007.06.18</text:p>
          </table:table-cell>
          <table:table-cell table:style-name="表格3.A3" office:value-type="string">
            <text:p text:style-name="P42">15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，…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</table:table-row>
        <table:table-row>
          <table:table-cell table:style-name="表格3.A2" office:value-type="string">
            <text:p text:style-name="P42">K</text:p>
          </table:table-cell>
          <table:table-cell table:style-name="表格3.A2" office:value-type="string">
            <text:p text:style-name="P42">硬件安装</text:p>
          </table:table-cell>
          <table:table-cell table:style-name="表格3.A2" office:value-type="string">
            <text:p text:style-name="P42">2007.05.29</text:p>
          </table:table-cell>
          <table:table-cell table:style-name="表格3.A2" office:value-type="string">
            <text:p text:style-name="P42">2007.06.25</text:p>
          </table:table-cell>
          <table:table-cell table:style-name="表格3.A2" office:value-type="string">
            <text:p text:style-name="P42">20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，…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</table:table-row>
        <table:table-row>
          <table:table-cell table:style-name="表格3.A3" office:value-type="string">
            <text:p text:style-name="P42">L</text:p>
          </table:table-cell>
          <table:table-cell table:style-name="表格3.A3" office:value-type="string">
            <text:p text:style-name="P42">硬件测试</text:p>
          </table:table-cell>
          <table:table-cell table:style-name="表格3.A3" office:value-type="string">
            <text:p text:style-name="P42">2007.06.26</text:p>
          </table:table-cell>
          <table:table-cell table:style-name="表格3.A3" office:value-type="string">
            <text:p text:style-name="P42">2007.07.23</text:p>
          </table:table-cell>
          <table:table-cell table:style-name="表格3.A3" office:value-type="string">
            <text:p text:style-name="P42">20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，…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</table:table-row>
        <table:table-row>
          <table:table-cell table:style-name="表格3.A2" office:value-type="string">
            <text:p text:style-name="P42">M</text:p>
          </table:table-cell>
          <table:table-cell table:style-name="表格3.A2" office:value-type="string">
            <text:p text:style-name="P42">集成测试</text:p>
          </table:table-cell>
          <table:table-cell table:style-name="表格3.A2" office:value-type="string">
            <text:p text:style-name="P42">2007.07.10</text:p>
          </table:table-cell>
          <table:table-cell table:style-name="表格3.A2" office:value-type="string">
            <text:p text:style-name="P42">2007.08.06</text:p>
          </table:table-cell>
          <table:table-cell table:style-name="表格3.A2" office:value-type="string">
            <text:p text:style-name="P42">20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，…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</table:table-row>
        <table:table-row>
          <table:table-cell table:style-name="表格3.A3" office:value-type="string">
            <text:p text:style-name="P42">N</text:p>
          </table:table-cell>
          <table:table-cell table:style-name="表格3.A3" office:value-type="string">
            <text:p text:style-name="P42">系统安装/培训</text:p>
          </table:table-cell>
          <table:table-cell table:style-name="表格3.A3" office:value-type="string">
            <text:p text:style-name="P42">2007.08.07</text:p>
          </table:table-cell>
          <table:table-cell table:style-name="表格3.A3" office:value-type="string">
            <text:p text:style-name="P42">2007.08.27</text:p>
          </table:table-cell>
          <table:table-cell table:style-name="表格3.A3" office:value-type="string">
            <text:p text:style-name="P42">15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，…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  <table:table-cell table:style-name="表格3.A3" office:value-type="string">
            <text:p text:style-name="P42">×××</text:p>
          </table:table-cell>
        </table:table-row>
        <table:table-row>
          <table:table-cell table:style-name="表格3.A2" office:value-type="string">
            <text:p text:style-name="P42">O</text:p>
          </table:table-cell>
          <table:table-cell table:style-name="表格3.A2" office:value-type="string">
            <text:p text:style-name="P42">验收测试</text:p>
          </table:table-cell>
          <table:table-cell table:style-name="表格3.A2" office:value-type="string">
            <text:p text:style-name="P42">2007.08.28</text:p>
          </table:table-cell>
          <table:table-cell table:style-name="表格3.A2" office:value-type="string">
            <text:p text:style-name="P42">2007.09.24</text:p>
          </table:table-cell>
          <table:table-cell table:style-name="表格3.A2" office:value-type="string">
            <text:p text:style-name="P42">20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，…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2">×××</text:p>
          </table:table-cell>
          <table:table-cell table:style-name="表格3.A2" office:value-type="string">
            <text:p text:style-name="P43">×××</text:p>
          </table:table-cell>
        </table:table-row>
      </table:table>
      <text:p text:style-name="P32"><text:span text:style-name="Strong_20_Emphasis"><text:span text:style-name="T7">(</text:span></text:span><text:span text:style-name="Strong_20_Emphasis"><text:span text:style-name="T8">注</text:span></text:span><text:span text:style-name="Strong_20_Emphasis"><text:span text:style-name="T7">:</text:span></text:span><text:span text:style-name="Strong_20_Emphasis"><text:span text:style-name="T8">持续时间为扣除节假日后的时间工作时间</text:span></text:span><text:span text:style-name="Strong_20_Emphasis"><text:span text:style-name="T7">)</text:span></text:span></text:p>
      <text:h text:style-name="P7" text:outline-level="2"><text:bookmark text:name="35"/><text:span text:style-name="T10">3.5 </text:span><text:span text:style-name="T2">经费预算</text:span></text:h>
      <text:p text:style-name="P34"><text:span text:style-name="T11">100</text:span><text:span text:style-name="T3">万元人民币</text:span></text:p>
      <text:h text:style-name="P7" text:outline-level="2"><text:bookmark text:name="36"/><text:span text:style-name="T10">3.6 </text:span><text:span text:style-name="T2">关键问题</text:span></text:h>
      <text:p text:style-name="P33">（略）</text:p>
      <text:h text:style-name="P7" text:outline-level="2"><text:bookmark text:name="37"/><text:soft-page-break/><text:span text:style-name="T10">3.7 </text:span><text:span text:style-name="T2">独立确认（验收）测试工作计划和安排</text:span></text:h>
      <text:p text:style-name="P34"><text:span text:style-name="T3">测试由</text:span><text:span text:style-name="T11">×××</text:span><text:span text:style-name="T3">、…负责进行；测试数据由</text:span><text:span text:style-name="T11">×××</text:span><text:span text:style-name="T3">、…提供；编码结束后</text:span><text:span text:style-name="T11">30</text:span><text:span text:style-name="T3">天内；</text:span></text:p>
      <text:h text:style-name="P6" text:outline-level="1"><text:bookmark text:name="4"/><text:span text:style-name="T9">4.</text:span><text:span text:style-name="T1">支持需求</text:span></text:h>
      <text:h text:style-name="P7" text:outline-level="2"><text:bookmark text:name="41"/><text:span text:style-name="T10">4.1 </text:span><text:span text:style-name="T2">计算机系统支持</text:span></text:h>
      <text:p text:style-name="P33">本软件的开发需要工作平台。</text:p>
      <text:list xml:id="list3342639857952928435" text:style-name="L14">
        <text:list-item>
          <text:p text:style-name="P28">硬件环境：</text:p>
        </text:list-item>
      </text:list>
      <text:list xml:id="list6030803410001005239" text:style-name="L15">
        <text:list-item>
          <text:p text:style-name="P21">服务器</text:p>
        </text:list-item>
      </text:list>
      <text:p text:style-name="P35"><text:span text:style-name="T11">(1) </text:span><text:span text:style-name="T3">处理器（</text:span><text:span text:style-name="T11">CPU</text:span><text:span text:style-name="T3">）：</text:span><text:span text:style-name="T11">Pentium 4 1.2G </text:span><text:span text:style-name="T3">或者更高</text:span></text:p>
      <text:p text:style-name="P35"><text:span text:style-name="T11">(2) </text:span><text:span text:style-name="T3">内存容量（</text:span><text:span text:style-name="T11">RAM</text:span><text:span text:style-name="T3">）：至少</text:span><text:span text:style-name="T11">512M</text:span><text:span text:style-name="T3">（推荐 </text:span><text:span text:style-name="T11">2G</text:span><text:span text:style-name="T3">）</text:span></text:p>
      <text:list xml:id="list2657980006349158779" text:style-name="L16">
        <text:list-item>
          <text:p text:style-name="P22">客户端</text:p>
        </text:list-item>
      </text:list>
      <text:p text:style-name="P35"><text:span text:style-name="T11">(1) </text:span><text:span text:style-name="T3">处理器（</text:span><text:span text:style-name="T11">CPU</text:span><text:span text:style-name="T3">）：单核</text:span><text:span text:style-name="T11">1.3GHZ </text:span><text:span text:style-name="T3">或者更高</text:span></text:p>
      <text:p text:style-name="P35"><text:span text:style-name="T11">(2) </text:span><text:span text:style-name="T3">内存容量（</text:span><text:span text:style-name="T11">RAM</text:span><text:span text:style-name="T3">）：</text:span><text:span text:style-name="T11">DDR2 256M </text:span><text:span text:style-name="T3">或更高</text:span></text:p>
      <text:list xml:id="list8230279972748414042" text:style-name="L17">
        <text:list-item>
          <text:p text:style-name="P29">软件环境</text:p>
        </text:list-item>
      </text:list>
      <text:list xml:id="list6108310436716764575" text:style-name="L18">
        <text:list-item>
          <text:p text:style-name="P23">数据库服务器端</text:p>
        </text:list-item>
      </text:list>
      <text:p text:style-name="P35"><text:span text:style-name="T11">(1) </text:span><text:span text:style-name="T3">操作系统：</text:span><text:span text:style-name="T11">Microsoft Windows 2003</text:span></text:p>
      <text:p text:style-name="P35"><text:span text:style-name="T11">(2) </text:span><text:span text:style-name="T3">数据库管理系统：</text:span><text:span text:style-name="T11">SQL Server</text:span><text:span text:style-name="T3">，配置</text:span><text:span text:style-name="T11">TCP/IP</text:span><text:span text:style-name="T3">协议</text:span></text:p>
      <text:list xml:id="list6120025348204356444" text:style-name="L19">
        <text:list-item>
          <text:p text:style-name="P25"><text:span text:style-name="T11">Web</text:span><text:span text:style-name="T3">服务器端</text:span></text:p>
        </text:list-item>
      </text:list>
      <text:p text:style-name="P35"><text:span text:style-name="T11">(1) </text:span><text:span text:style-name="T3">操作系统：</text:span><text:span text:style-name="T11">Microsoft Windows 2000</text:span></text:p>
      <text:p text:style-name="P35"><text:soft-page-break/><text:span text:style-name="T11">(2) Internet </text:span><text:span text:style-name="T3">信息服务（</text:span><text:span text:style-name="T11">IIS</text:span><text:span text:style-name="T3">）</text:span><text:span text:style-name="T11">6.0</text:span><text:span text:style-name="T3">管理器</text:span></text:p>
      <text:p text:style-name="P35"><text:span text:style-name="T11">(3) Visual Studio.NET 2003</text:span><text:span text:style-name="T3">，配置</text:span><text:span text:style-name="T11">TCP/IP</text:span><text:span text:style-name="T3">协议</text:span></text:p>
      <text:list xml:id="list5543771305759385625" text:style-name="L20">
        <text:list-item>
          <text:p text:style-name="P24">客户端</text:p>
        </text:list-item>
      </text:list>
      <text:p text:style-name="P35"><text:span text:style-name="T11">(1) </text:span><text:span text:style-name="T3">操作系统：</text:span><text:span text:style-name="T11">Windows XP/VISIT/7/8</text:span></text:p>
      <text:p text:style-name="P35"><text:span text:style-name="T11">(2) Web</text:span><text:span text:style-name="T3">浏览器：</text:span><text:span text:style-name="T11">Internet Explorer 8</text:span><text:span text:style-name="T3">或者更高、</text:span><text:span text:style-name="T11">Firefox</text:span><text:span text:style-name="T3">、</text:span><text:span text:style-name="T11">Chrome</text:span><text:span text:style-name="T3">、</text:span><text:span text:style-name="T11">Opera</text:span><text:span text:style-name="T3">等现代浏览器</text:span></text:p>
      <text:h text:style-name="P7" text:outline-level="2"><text:bookmark text:name="42"/><text:span text:style-name="T10">4.2 </text:span><text:span text:style-name="T2">需要交办单位承担的工作</text:span></text:h>
      <text:p text:style-name="P33">在需求分析和安装、测试、培训期间，合理安排本单位工作，为开发小组提供足够的时间、人员支持。</text:p>
      <text:h text:style-name="P7" text:outline-level="2"><text:bookmark text:name="43"/><text:span text:style-name="T10">4.3 </text:span><text:span text:style-name="T2">需要其它单位提供的条件</text:span></text:h>
      <text:p text:style-name="P33">测试数据。</text:p>
      <text:h text:style-name="P6" text:outline-level="1"><text:bookmark text:name="5"/><text:span text:style-name="T9">5.</text:span><text:span text:style-name="T1">质量保证</text:span></text:h>
      <text:p text:style-name="P34"><text:span text:style-name="T3">质量审核：</text:span><text:span text:style-name="T11">×××</text:span><text:span text:style-name="T3">、… 。</text:span></text:p>
      <text:h text:style-name="P7" text:outline-level="2"><text:bookmark text:name="51"/><text:span text:style-name="T10">5.1 </text:span><text:span text:style-name="T2">评审和审查计划</text:span></text:h>
      <text:p text:style-name="P33">见评审表。</text:p>
      <text:h text:style-name="P7" text:outline-level="2"><text:bookmark text:name="52"/><text:span text:style-name="T10">5.2 </text:span><text:span text:style-name="T2">标准、条例和约定</text:span></text:h>
      <text:p text:style-name="P34"><text:span text:style-name="T3">代码每日发送到小组共享区，由</text:span><text:span text:style-name="T11">×××</text:span><text:span text:style-name="T3">提取。</text:span></text:p>
      <text:h text:style-name="P7" text:outline-level="2"><text:bookmark text:name="53"/><text:soft-page-break/><text:span text:style-name="T10">5.3 </text:span><text:span text:style-name="T2">人员</text:span></text:h>
      <text:p text:style-name="P34"><text:span text:style-name="T11">×××</text:span><text:span text:style-name="T3">、…</text:span></text:p>
      <text:h text:style-name="P7" text:outline-level="2"><text:bookmark text:name="54"/><text:span text:style-name="T10">5.4 </text:span><text:span text:style-name="T2">对任务间接承办单位的管理</text:span></text:h>
      <text:p text:style-name="P33">（略）</text:p>
      <text:h text:style-name="P6" text:outline-level="1"><text:bookmark text:name="6"/><text:span text:style-name="T9">6.</text:span><text:span text:style-name="T1">专题计划要点</text:span></text:h>
      <text:p text:style-name="P34"><text:span text:style-name="T11">(</text:span><text:span text:style-name="T3">略</text:span><text:span text:style-name="T11">)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Microsoft yahei" svg:font-family="'Microsoft yahei', Tahoma, Verdana, Arial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宋体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宋体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17:35:22.39</meta:creation-date>
    <dc:date>2013-04-02T21:28:21.88</dc:date>
    <meta:editing-duration>P0D</meta:editing-duration>
    <meta:editing-cycles>4</meta:editing-cycles>
    <meta:generator>LibreOffice/4.0.0.3$Windows_x86 LibreOffice_project/7545bee9c2a0782548772a21bc84a9dcc583b89</meta:generator>
    <meta:document-statistic meta:table-count="3" meta:image-count="1" meta:object-count="0" meta:page-count="10" meta:paragraph-count="352" meta:word-count="2276" meta:character-count="3174" meta:non-whitespace-character-count="3110"/>
  </office:meta>
</office:document-meta>
</file>